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ystem" style:font-pitch="variable"/>
    <style:font-face style:name="Aptos Display" svg:font-family="'Aptos Display'" style:font-family-generic="roman"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Droid Sans Mono" svg:font-family="'Droid Sans Mono', monospace, monospace"/>
    <style:font-face style:name="IBM Plex Sans" svg:font-family="'IBM Plex Sans', system-ui, apple-system, BlinkMacSystemFont, .SFNSText-Regular, sans-serif"/>
    <style:font-face style:name="Inter" svg:font-family="Inter, system-ui, apple-system, BlinkMacSystemFont, 'Segoe UI', Roboto, 'Noto Sans', Ubuntu, Cantarell, 'Helvetica Neue', Oxygen, 'Open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Tahoma, Verdana, Segoe, sans-serif"/>
    <style:font-face style:name="OpenSymbol" svg:font-family="OpenSymbol" style:font-charset="x-symbol"/>
    <style:font-face style:name="Roboto Light" svg:font-family="'Roboto Light'"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apple-system" svg:font-family="apple-system, BlinkMacSystemFont, 'Helvetica Neue', Arial, 'PingFang SC', 'Hiragino Sans GB', STHeiti, 'Microsoft YaHei', 'Microsoft JhengHei', 'Source Han Sans SC', 'Noto Sans CJK SC', 'Source Han Sans CN', 'Noto Sans SC', 'Source Han Sans TC', 'Noto Sans CJK TC', 'WenQuanYi Micro Hei', SimSun, sans-serif"/>
  </office:font-face-decls>
  <office:automatic-styles>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5pt solid #000000"/>
    </style:style>
    <style:style style:name="Table2" style:family="table">
      <style:table-properties style:width="6.4965in" fo:margin-left="0.0069in" fo:margin-top="0in" fo:margin-bottom="0in" table:align="left" style:writing-mode="page"/>
    </style:style>
    <style:style style:name="Table2.A" style:family="table-column">
      <style:table-column-properties style:column-width="6.4965in"/>
    </style:style>
    <style:style style:name="Table2.1" style:family="table-row">
      <style:table-row-properties fo:keep-together="auto"/>
    </style:style>
    <style:style style:name="Table2.A1" style:family="table-cell">
      <style:table-cell-properties fo:background-color="transparent" fo:padding="0.0694in" fo:border="1pt solid #000000">
        <style:background-image/>
      </style:table-cell-properties>
    </style:style>
    <style:style style:name="Table3" style:family="table">
      <style:table-properties style:width="6.4965in" fo:margin-left="0.0069in" fo:margin-top="0in" fo:margin-bottom="0in" table:align="left" style:writing-mode="page"/>
    </style:style>
    <style:style style:name="Table3.A" style:family="table-column">
      <style:table-column-properties style:column-width="6.4965in"/>
    </style:style>
    <style:style style:name="Table3.1" style:family="table-row">
      <style:table-row-properties fo:keep-together="auto"/>
    </style:style>
    <style:style style:name="Table3.A1" style:family="table-cell">
      <style:table-cell-properties fo:background-color="transparent" fo:padding="0.0694in" fo:border="1pt solid #000000">
        <style:background-image/>
      </style:table-cell-properties>
    </style:style>
    <style:style style:name="Table8" style:family="table" style:master-page-name="">
      <style:table-properties style:width="5.7993in" fo:margin-left="0.4451in" fo:margin-top="0in" fo:margin-bottom="0in" style:page-number="auto" table:align="left" style:writing-mode="page"/>
    </style:style>
    <style:style style:name="Table8.A" style:family="table-column">
      <style:table-column-properties style:column-width="5.7993in"/>
    </style:style>
    <style:style style:name="Table8.1" style:family="table-row">
      <style:table-row-properties fo:keep-together="auto"/>
    </style:style>
    <style:style style:name="Table8.A1" style:family="table-cell">
      <style:table-cell-properties fo:background-color="transparent" fo:padding="0.0694in" fo:border="1pt solid #000000">
        <style:background-image/>
      </style:table-cell-properties>
    </style:style>
    <style:style style:name="Table9" style:family="table" style:master-page-name="">
      <style:table-properties style:width="5.7993in" fo:margin-left="0.4451in" fo:margin-top="0in" fo:margin-bottom="0in" style:page-number="auto" table:align="left" style:writing-mode="page"/>
    </style:style>
    <style:style style:name="Table9.A" style:family="table-column">
      <style:table-column-properties style:column-width="5.7993in"/>
    </style:style>
    <style:style style:name="Table9.1" style:family="table-row">
      <style:table-row-properties fo:keep-together="auto"/>
    </style:style>
    <style:style style:name="Table9.A1" style:family="table-cell">
      <style:table-cell-properties fo:background-color="transparent" fo:padding="0.0694in" fo:border="1pt solid #000000">
        <style:background-image/>
      </style:table-cell-properties>
    </style:style>
    <style:style style:name="Table1" style:family="table">
      <style:table-properties style:width="5.8472in" fo:margin-left="0.4292in" table:align="left"/>
    </style:style>
    <style:style style:name="Table1.A" style:family="table-column">
      <style:table-column-properties style:column-width="5.8472in"/>
    </style:style>
    <style:style style:name="Table1.A1" style:family="table-cell">
      <style:table-cell-properties fo:padding="0.0382in" fo:border="0.5pt solid #000000"/>
    </style:style>
    <style:style style:name="P1" style:family="paragraph" style:parent-style-name="Contents_20_1">
      <style:paragraph-properties>
        <style:tab-stops>
          <style:tab-stop style:position="6.6925in" style:type="right" style:leader-style="dotted" style:leader-text="."/>
        </style:tab-stops>
      </style:paragraph-properties>
    </style:style>
    <style:style style:name="P2" style:family="paragraph" style:parent-style-name="Standard">
      <style:paragraph-properties fo:text-align="start" style:justify-single-word="false" fo:text-indent="0in" style:auto-text-indent="false"/>
      <style:text-properties officeooo:paragraph-rsid="001d238a"/>
    </style:style>
    <style:style style:name="P3" style:family="paragraph" style:parent-style-name="List_20_Paragraph">
      <style:paragraph-properties fo:margin-left="0.5in" fo:margin-top="0in" fo:margin-bottom="0.1366in" style:contextual-spacing="true" fo:text-align="start" style:justify-single-word="false" fo:text-indent="0.5in" style:auto-text-indent="false" fo:padding="0in" fo:border="none" style:shadow="none" style:join-border="false"/>
      <style:text-properties officeooo:paragraph-rsid="001d238a"/>
    </style:style>
    <style:style style:name="P4" style:family="paragraph" style:parent-style-name="Standard">
      <style:paragraph-properties fo:text-align="start" style:justify-single-word="false" fo:text-indent="0in" style:auto-text-indent="false"/>
      <style:text-properties officeooo:paragraph-rsid="003ad256"/>
    </style:style>
    <style:style style:name="P5" style:family="paragraph" style:parent-style-name="Standard">
      <style:paragraph-properties fo:text-align="start" style:justify-single-word="false" fo:text-indent="0in" style:auto-text-indent="false"/>
      <style:text-properties officeooo:paragraph-rsid="003c3412"/>
    </style:style>
    <style:style style:name="P6" style:family="paragraph" style:parent-style-name="Standard">
      <style:paragraph-properties fo:text-indent="0in" style:auto-text-indent="false"/>
      <style:text-properties officeooo:paragraph-rsid="001d238a"/>
    </style:style>
    <style:style style:name="P7" style:family="paragraph" style:parent-style-name="Standard">
      <style:text-properties officeooo:paragraph-rsid="001d238a"/>
    </style:style>
    <style:style style:name="P8" style:family="paragraph" style:parent-style-name="Standard">
      <style:paragraph-properties fo:margin-left="2.9535in" fo:text-indent="0.3937in" style:auto-text-indent="false"/>
      <style:text-properties officeooo:paragraph-rsid="001d238a"/>
    </style:style>
    <style:style style:name="P9" style:family="paragraph" style:parent-style-name="Standard">
      <style:paragraph-properties fo:text-align="center" style:justify-single-word="false" fo:text-indent="0in" style:auto-text-indent="false"/>
      <style:text-properties officeooo:paragraph-rsid="001d238a"/>
    </style:style>
    <style:style style:name="P10" style:family="paragraph" style:parent-style-name="Standard">
      <style:paragraph-properties fo:margin-top="0.0835in" fo:margin-bottom="0in" style:contextual-spacing="false" fo:text-align="center" style:justify-single-word="false" fo:text-indent="0in" style:auto-text-indent="false"/>
      <style:text-properties officeooo:paragraph-rsid="001d238a"/>
    </style:style>
    <style:style style:name="P11" style:family="paragraph" style:parent-style-name="Standard">
      <style:paragraph-properties fo:line-height="150%"/>
      <style:text-properties officeooo:paragraph-rsid="001d238a"/>
    </style:style>
    <style:style style:name="P12" style:family="paragraph" style:parent-style-name="Standard">
      <style:paragraph-properties fo:text-align="center" style:justify-single-word="false" fo:text-indent="0in" style:auto-text-indent="false"/>
      <style:text-properties fo:font-size="12pt" fo:font-weight="bold" officeooo:paragraph-rsid="001d238a" style:font-size-asian="12pt" style:font-weight-asian="bold"/>
    </style:style>
    <style:style style:name="P13" style:family="paragraph" style:parent-style-name="Standard">
      <style:paragraph-properties fo:text-align="center" style:justify-single-word="false" fo:text-indent="0in" style:auto-text-indent="false"/>
      <style:text-properties fo:font-size="12pt" fo:font-weight="bold" officeooo:paragraph-rsid="001d238a" style:font-size-asian="12pt" style:font-weight-asian="bold" style:font-weight-complex="bold"/>
    </style:style>
    <style:style style:name="P14" style:family="paragraph" style:parent-style-name="Standard">
      <style:paragraph-properties fo:line-height="115%" fo:text-align="start" style:justify-single-word="false" fo:text-indent="0in" style:auto-text-indent="false"/>
      <style:text-properties officeooo:paragraph-rsid="001d238a"/>
    </style:style>
    <style:style style:name="P15" style:family="paragraph" style:parent-style-name="Standard">
      <style:paragraph-properties fo:line-height="200%" fo:text-indent="0in" style:auto-text-indent="false"/>
      <style:text-properties fo:font-size="11pt" fo:font-weight="bold" officeooo:paragraph-rsid="001d238a" style:font-name-asian="Calibri" style:font-size-asian="11pt" style:font-weight-asian="bold" style:font-size-complex="11pt"/>
    </style:style>
    <style:style style:name="P16" style:family="paragraph" style:parent-style-name="Standard">
      <style:paragraph-properties fo:margin-top="0in" fo:margin-bottom="0.111in" style:contextual-spacing="false" fo:line-height="108%" fo:text-align="start" style:justify-single-word="false" fo:hyphenation-ladder-count="no-limit" fo:text-indent="0in" style:auto-text-indent="false"/>
      <style:text-properties fo:font-size="20pt" fo:font-weight="bold" officeooo:paragraph-rsid="001d238a" style:font-size-asian="20pt" style:font-weight-asian="bold" style:font-size-complex="20pt" style:font-weight-complex="bold" fo:hyphenate="tru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left="0.0071in" fo:margin-right="0.0402in" fo:margin-top="0in" fo:margin-bottom="0in" style:contextual-spacing="false" fo:line-height="100%" fo:text-align="start" style:justify-single-word="false" fo:text-indent="-0.0071in" style:auto-text-indent="false"/>
      <style:text-properties officeooo:paragraph-rsid="001d238a"/>
    </style:style>
    <style:style style:name="P18" style:family="paragraph" style:parent-style-name="Основной_20_текст_20_3">
      <style:paragraph-properties fo:line-height="100%"/>
      <style:text-properties officeooo:paragraph-rsid="001d238a"/>
    </style:style>
    <style:style style:name="P19" style:family="paragraph" style:parent-style-name="Heading_20_1">
      <style:paragraph-properties fo:margin-top="0in" fo:margin-bottom="0.0555in" style:contextual-spacing="false" fo:text-align="start" style:justify-single-word="false" fo:text-indent="0in" style:auto-text-indent="false" fo:break-before="page"/>
      <style:text-properties style:use-window-font-color="true" loext:opacity="0%" style:font-name="Times New Roman1" fo:font-weight="bold" officeooo:paragraph-rsid="001d238a" style:font-weight-asian="bold" style:font-name-complex="Times New Roman2" style:font-weight-complex="bold"/>
    </style:style>
    <style:style style:name="P20" style:family="paragraph" style:parent-style-name="Heading_20_1">
      <style:paragraph-properties fo:text-indent="0in" style:auto-text-indent="false" fo:break-before="page"/>
      <style:text-properties fo:color="#000000" loext:opacity="100%" style:font-name="Times New Roman" fo:font-size="20pt" fo:font-weight="bold" officeooo:paragraph-rsid="001d238a" style:font-size-asian="20pt" style:font-weight-asian="bold" style:font-size-complex="20pt" style:font-weight-complex="bold"/>
    </style:style>
    <style:style style:name="P21" style:family="paragraph" style:parent-style-name="Standard">
      <style:paragraph-properties fo:text-indent="0in" style:auto-text-indent="false"/>
      <style:text-properties officeooo:paragraph-rsid="0022edfb"/>
    </style:style>
    <style:style style:name="P22" style:family="paragraph" style:parent-style-name="Heading_20_1">
      <style:paragraph-properties fo:margin-top="0in" fo:margin-bottom="0.0555in" style:contextual-spacing="false" fo:text-indent="0in" style:auto-text-indent="false" fo:break-before="page"/>
      <style:text-properties officeooo:paragraph-rsid="001d238a"/>
    </style:style>
    <style:style style:name="P23" style:family="paragraph" style:parent-style-name="Heading_20_1">
      <style:paragraph-properties fo:text-indent="0in" style:auto-text-indent="false"/>
      <style:text-properties officeooo:paragraph-rsid="001d238a"/>
    </style:style>
    <style:style style:name="P24" style:family="paragraph" style:parent-style-name="Heading_20_1">
      <style:paragraph-properties fo:margin-top="0in" fo:margin-bottom="0.0555in" style:contextual-spacing="false" fo:text-align="start" style:justify-single-word="false" fo:text-indent="0in" style:auto-text-indent="false" fo:break-before="page"/>
      <style:text-properties officeooo:paragraph-rsid="001d238a"/>
    </style:style>
    <style:style style:name="P25" style:family="paragraph" style:parent-style-name="Heading_20_1">
      <style:paragraph-properties fo:text-align="start" style:justify-single-word="false" fo:text-indent="0in" style:auto-text-indent="false"/>
      <style:text-properties officeooo:paragraph-rsid="001d238a"/>
    </style:style>
    <style:style style:name="P26" style:family="paragraph" style:parent-style-name="Heading_20_1">
      <style:paragraph-properties fo:text-align="start" style:justify-single-word="false" fo:text-indent="0in" style:auto-text-indent="false"/>
      <style:text-properties officeooo:paragraph-rsid="0024544d"/>
    </style:style>
    <style:style style:name="P27" style:family="paragraph" style:parent-style-name="Heading_20_6" style:list-style-name="WWNum1">
      <style:paragraph-properties fo:margin-top="0.0835in" fo:margin-bottom="0in" style:contextual-spacing="false" fo:text-align="center" style:justify-single-word="false"/>
      <style:text-properties officeooo:paragraph-rsid="001d238a"/>
    </style:style>
    <style:style style:name="P28" style:family="paragraph" style:parent-style-name="Heading_20_6" style:list-style-name="WWNum1">
      <style:paragraph-properties fo:margin-top="0.0417in" fo:margin-bottom="0.0417in" style:contextual-spacing="false" fo:text-align="center" style:justify-single-word="false"/>
      <style:text-properties officeooo:paragraph-rsid="001d238a"/>
    </style:style>
    <style:style style:name="P29" style:family="paragraph" style:parent-style-name="Heading_20_7" style:list-style-name="WWNum1">
      <style:paragraph-properties fo:line-height="108%" fo:text-align="center" style:justify-single-word="false"/>
      <style:text-properties officeooo:paragraph-rsid="001d238a"/>
    </style:style>
    <style:style style:name="P30" style:family="paragraph" style:parent-style-name="List_20_Paragraph" style:list-style-name="WWNum2">
      <style:paragraph-properties fo:margin-top="0in" fo:margin-bottom="0.1366in" style:contextual-spacing="true" fo:text-align="start" style:justify-single-word="false" fo:padding="0in" fo:border="none" style:shadow="none" style:join-border="false"/>
      <style:text-properties officeooo:paragraph-rsid="001d238a"/>
    </style:style>
    <style:style style:name="P31" style:family="paragraph" style:parent-style-name="Standard">
      <style:paragraph-properties fo:text-align="center" style:justify-single-word="false" fo:text-indent="0in" style:auto-text-indent="false"/>
      <style:text-properties fo:language="en" fo:country="US" officeooo:paragraph-rsid="001d238a"/>
    </style:style>
    <style:style style:name="P32" style:family="paragraph" style:parent-style-name="Standard">
      <style:paragraph-properties fo:margin-left="0.0071in" fo:margin-right="0.1in" fo:margin-top="0in" fo:margin-bottom="0.011in" style:contextual-spacing="false" fo:text-align="center" style:justify-single-word="false" fo:text-indent="-0.0071in" style:auto-text-indent="false"/>
      <style:text-properties officeooo:paragraph-rsid="001d238a"/>
    </style:style>
    <style:style style:name="P33" style:family="paragraph" style:parent-style-name="Standard">
      <style:paragraph-properties fo:margin-top="0in" fo:margin-bottom="0.0835in" style:contextual-spacing="false" fo:text-align="center" style:justify-single-word="false"/>
      <style:text-properties officeooo:paragraph-rsid="001d238a"/>
    </style:style>
    <style:style style:name="P34" style:family="paragraph" style:parent-style-name="Standard">
      <style:paragraph-properties fo:margin-top="0in" fo:margin-bottom="0.0835in" style:contextual-spacing="false" fo:text-align="center" style:justify-single-word="false"/>
      <style:text-properties fo:font-size="16pt" fo:font-weight="bold" officeooo:paragraph-rsid="001d238a" style:font-size-asian="16pt" style:font-weight-asian="bold" style:font-size-complex="16pt"/>
    </style:style>
    <style:style style:name="P35" style:family="paragraph" style:parent-style-name="Standard">
      <style:paragraph-properties fo:text-align="start" style:justify-single-word="false" fo:text-indent="0in" style:auto-text-indent="false"/>
      <style:text-properties officeooo:paragraph-rsid="001d238a"/>
    </style:style>
    <style:style style:name="P36" style:family="paragraph" style:parent-style-name="Standard">
      <style:paragraph-properties fo:text-align="start" style:justify-single-word="false" fo:text-indent="0in" style:auto-text-indent="false"/>
      <style:text-properties officeooo:paragraph-rsid="0050a47f"/>
    </style:style>
    <style:style style:name="P37" style:family="paragraph" style:parent-style-name="Standard">
      <style:paragraph-properties fo:text-align="start" style:justify-single-word="false" fo:text-indent="0in" style:auto-text-indent="false"/>
      <style:text-properties officeooo:paragraph-rsid="0054fe1b"/>
    </style:style>
    <style:style style:name="P38" style:family="paragraph" style:parent-style-name="Standard" style:master-page-name="">
      <loext:graphic-properties draw:fill="none"/>
      <style:paragraph-properties fo:margin-left="0.4366in" fo:margin-right="0in" fo:text-align="start" style:justify-single-word="false" fo:text-indent="0in" style:auto-text-indent="false" style:page-number="auto" fo:background-color="transparent"/>
      <style:text-properties officeooo:paragraph-rsid="0054fe1b"/>
    </style:style>
    <style:style style:name="P39"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officeooo:paragraph-rsid="005cd2df"/>
    </style:style>
    <style:style style:name="P40" style:family="paragraph" style:parent-style-name="Standard">
      <style:paragraph-properties fo:text-align="start" style:justify-single-word="false" fo:text-indent="0in" style:auto-text-indent="false"/>
      <style:text-properties officeooo:paragraph-rsid="0065f562"/>
    </style:style>
    <style:style style:name="P41"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officeooo:paragraph-rsid="00693e4b"/>
    </style:style>
    <style:style style:name="P42" style:family="paragraph" style:parent-style-name="Standard">
      <style:paragraph-properties fo:text-align="start" style:justify-single-word="false" fo:orphans="0" fo:widows="0" fo:text-indent="0in" style:auto-text-indent="false"/>
      <style:text-properties fo:color="#cccccc" loext:opacity="100%" style:font-name="Droid Sans Mono" fo:font-size="10.5pt" fo:font-weight="normal" officeooo:paragraph-rsid="001d238a" fo:background-color="#1f1f1f"/>
    </style:style>
    <style:style style:name="P43" style:family="paragraph" style:parent-style-name="Standard">
      <style:paragraph-properties fo:text-align="start" style:justify-single-word="false" fo:orphans="0" fo:widows="0" fo:text-indent="0in" style:auto-text-indent="false"/>
      <style:text-properties fo:color="#cccccc" loext:opacity="100%" style:font-name="Droid Sans Mono" fo:font-size="10.5pt" fo:font-weight="normal" officeooo:paragraph-rsid="0022edfb" fo:background-color="#1f1f1f"/>
    </style:style>
    <style:style style:name="P44"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45"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officeooo:paragraph-rsid="00601d71" fo:background-color="#1f1f1f"/>
    </style:style>
    <style:style style:name="P46" style:family="paragraph" style:parent-style-name="Standard">
      <style:paragraph-properties fo:margin-left="0in" fo:orphans="0" fo:widows="0" fo:text-indent="0in" style:auto-text-indent="false"/>
      <style:text-properties fo:color="#cccccc" loext:opacity="100%" style:font-name="Droid Sans Mono" fo:font-size="10.5pt" fo:font-weight="normal" officeooo:paragraph-rsid="004e0bf5" fo:background-color="#1f1f1f"/>
    </style:style>
    <style:style style:name="P47" style:family="paragraph" style:parent-style-name="Standard">
      <style:paragraph-properties fo:margin-left="0in" fo:orphans="0" fo:widows="0" fo:text-indent="0in" style:auto-text-indent="false"/>
      <style:text-properties fo:color="#cccccc" loext:opacity="100%" style:font-name="Droid Sans Mono" fo:font-size="10.5pt" fo:font-weight="normal" officeooo:paragraph-rsid="0054fe1b" fo:background-color="#1f1f1f"/>
    </style:style>
    <style:style style:name="P48" style:family="paragraph" style:parent-style-name="Standard">
      <style:paragraph-properties fo:margin-top="0.0398in" fo:margin-bottom="0.0398in" style:contextual-spacing="false" fo:line-height="100%" fo:text-align="start" style:justify-single-word="false" fo:text-indent="0in" style:auto-text-indent="false"/>
      <style:text-properties officeooo:paragraph-rsid="00335c83"/>
    </style:style>
    <style:style style:name="P49" style:family="paragraph" style:parent-style-name="Standard">
      <style:paragraph-properties fo:text-align="start" style:justify-single-word="false" fo:orphans="0" fo:widows="0" fo:text-indent="0in" style:auto-text-indent="false"/>
      <style:text-properties fo:font-size="10.5pt" officeooo:paragraph-rsid="0024544d"/>
    </style:style>
    <style:style style:name="P50" style:family="paragraph" style:parent-style-name="Standard">
      <style:paragraph-properties fo:text-align="start" style:justify-single-word="false" fo:text-indent="0in" style:auto-text-indent="false"/>
      <style:text-properties officeooo:rsid="004e0bf5" officeooo:paragraph-rsid="004e0bf5"/>
    </style:style>
    <style:style style:name="P51" style:family="paragraph" style:parent-style-name="Text_20_body" style:list-style-name="L3">
      <style:paragraph-properties fo:text-align="start" style:justify-single-word="false" fo:text-indent="0in" style:auto-text-indent="false"/>
      <style:text-properties officeooo:paragraph-rsid="00539abc"/>
    </style:style>
    <style:style style:name="P52" style:family="paragraph" style:parent-style-name="Text_20_body" style:list-style-name="L14">
      <style:paragraph-properties fo:margin-top="0in" fo:margin-bottom="0.1366in" style:contextual-spacing="true" fo:text-align="start" style:justify-single-word="false" fo:padding="0in" fo:border="none" style:shadow="none" style:join-border="false"/>
      <style:text-properties officeooo:paragraph-rsid="00436ce0"/>
    </style:style>
    <style:style style:name="P53" style:family="paragraph" style:parent-style-name="Text_20_body">
      <style:paragraph-properties fo:text-align="start" style:justify-single-word="false" fo:text-indent="0in" style:auto-text-indent="false"/>
      <style:text-properties officeooo:paragraph-rsid="00539abc"/>
    </style:style>
    <style:style style:name="P54" style:family="paragraph" style:parent-style-name="Text_20_body" style:list-style-name="L14"/>
    <style:style style:name="P55" style:family="paragraph" style:parent-style-name="Text_20_body" style:list-style-name="L14">
      <style:text-properties officeooo:paragraph-rsid="00436ce0"/>
    </style:style>
    <style:style style:name="P56" style:family="paragraph" style:parent-style-name="Text_20_body" style:list-style-name="L15">
      <style:paragraph-properties fo:margin-top="0in" fo:margin-bottom="0in" style:contextual-spacing="false"/>
    </style:style>
    <style:style style:name="P57" style:family="paragraph" style:parent-style-name="Text_20_body" style:list-style-name="L15">
      <style:text-properties officeooo:paragraph-rsid="00436ce0"/>
    </style:style>
    <style:style style:name="P58" style:family="paragraph" style:parent-style-name="Text_20_body" style:list-style-name="L16">
      <style:paragraph-properties fo:margin-top="0in" fo:margin-bottom="0in" style:contextual-spacing="false"/>
    </style:style>
    <style:style style:name="P59" style:family="paragraph" style:parent-style-name="Text_20_body" style:list-style-name="L16"/>
    <style:style style:name="P60" style:family="paragraph" style:parent-style-name="Text_20_body" style:list-style-name="L17">
      <style:paragraph-properties fo:margin-top="0in" fo:margin-bottom="0in" style:contextual-spacing="false"/>
    </style:style>
    <style:style style:name="P61" style:family="paragraph" style:parent-style-name="Text_20_body" style:list-style-name="L17"/>
    <style:style style:name="P62" style:family="paragraph" style:parent-style-name="Text_20_body" style:list-style-name="L18">
      <style:paragraph-properties fo:margin-top="0in" fo:margin-bottom="0in" style:contextual-spacing="false"/>
      <style:text-properties officeooo:paragraph-rsid="004787c1"/>
    </style:style>
    <style:style style:name="T1" style:family="text">
      <style:text-properties fo:color="#000000" loext:opacity="100%" style:font-name="Times New Roman1" fo:font-size="14pt" fo:font-weight="bold" style:font-size-asian="14pt" style:font-weight-asian="bold" style:font-name-complex="Times New Roman2" style:font-size-complex="14pt" style:font-weight-complex="bold">
        <loext:char-complex-color loext:theme-type="dark1" loext:color-type="theme"/>
      </style:text-properties>
    </style:style>
    <style:style style:name="T2" style:family="text">
      <style:text-properties fo:color="#000000" loext:opacity="100%" style:font-name="Times New Roman1" fo:font-size="14pt" fo:font-weight="bold" officeooo:rsid="00097f13" style:font-size-asian="14pt" style:font-weight-asian="bold" style:font-name-complex="Times New Roman2" style:font-size-complex="14pt" style:font-weight-complex="bold">
        <loext:char-complex-color loext:theme-type="dark1" loext:color-type="theme"/>
      </style:text-properties>
    </style:style>
    <style:style style:name="T3" style:family="text">
      <style:text-properties fo:color="#000000" loext:opacity="100%" style:font-name="Times New Roman1" fo:font-size="14pt" fo:font-weight="bold" officeooo:rsid="0022edfb" style:font-size-asian="14pt" style:font-weight-asian="bold" style:font-name-complex="Times New Roman2" style:font-size-complex="14pt" style:font-weight-complex="bold">
        <loext:char-complex-color loext:theme-type="dark1" loext:color-type="theme"/>
      </style:text-properties>
    </style:style>
    <style:style style:name="T4" style:family="text">
      <style:text-properties fo:color="#000000" loext:opacity="100%" style:font-name="Times New Roman1" fo:font-size="14pt" fo:font-weight="bold" officeooo:rsid="0024544d" style:font-size-asian="14pt" style:font-weight-asian="bold" style:font-name-complex="Times New Roman2" style:font-size-complex="14pt" style:font-weight-complex="bold">
        <loext:char-complex-color loext:theme-type="dark1" loext:color-type="theme"/>
      </style:text-properties>
    </style:style>
    <style:style style:name="T5" style:family="text">
      <style:text-properties fo:color="#000000" loext:opacity="100%" style:font-name="Times New Roman1" fo:font-size="14pt" fo:font-weight="bold" officeooo:rsid="0025892d" style:font-size-asian="14pt" style:font-weight-asian="bold" style:font-name-complex="Times New Roman2" style:font-size-complex="14pt" style:font-weight-complex="bold">
        <loext:char-complex-color loext:theme-type="dark1" loext:color-type="theme"/>
      </style:text-properties>
    </style:style>
    <style:style style:name="T6" style:family="text">
      <style:text-properties fo:color="#000000" loext:opacity="100%" style:font-name="Times New Roman1" fo:font-size="14pt" fo:font-weight="bold" officeooo:rsid="0040c184" style:font-size-asian="14pt" style:font-weight-asian="bold" style:font-name-complex="Times New Roman2" style:font-size-complex="14pt" style:font-weight-complex="bold">
        <loext:char-complex-color loext:theme-type="dark1" loext:color-type="theme"/>
      </style:text-properties>
    </style:style>
    <style:style style:name="T7" style:family="text">
      <style:text-properties fo:color="#000000" loext:opacity="100%" style:font-name="Times New Roman1" fo:font-size="14pt" fo:font-weight="bold" officeooo:rsid="006d3484" style:font-size-asian="14pt" style:font-weight-asian="bold" style:font-name-complex="Times New Roman2" style:font-size-complex="14pt" style:font-weight-complex="bold">
        <loext:char-complex-color loext:theme-type="dark1" loext:color-type="theme"/>
      </style:text-properties>
    </style:style>
    <style:style style:name="T8" style:family="text">
      <style:text-properties fo:color="#000000" loext:opacity="100%" style:font-name="Times New Roman1" fo:font-size="14pt" fo:font-style="italic" fo:font-weight="bold" style:font-size-asian="14pt" style:font-style-asian="italic" style:font-weight-asian="bold" style:font-name-complex="Times New Roman2" style:font-size-complex="14pt" style:font-weight-complex="bold">
        <loext:char-complex-color loext:theme-type="dark1" loext:color-type="theme"/>
      </style:text-properties>
    </style:style>
    <style:style style:name="T9" style:family="text">
      <style:text-properties fo:color="#000000" loext:opacity="100%" style:font-name="Times New Roman1" fo:font-size="14pt" fo:font-style="italic" fo:font-weight="bold" style:font-size-asian="14pt" style:font-style-asian="italic" style:font-weight-asian="bold" style:font-name-complex="Times New Roman2" style:font-size-complex="14pt" style:font-style-complex="italic">
        <loext:char-complex-color loext:theme-type="dark1" loext:color-type="theme"/>
      </style:text-properties>
    </style:style>
    <style:style style:name="T10" style:family="text">
      <style:text-properties fo:color="#000000" loext:opacity="100%" style:font-name="Times New Roman1" fo:font-size="14pt" fo:font-style="italic" fo:font-weight="bold" style:font-size-asian="14pt" style:font-style-asian="italic" style:font-weight-asian="bold" style:font-name-complex="Times New Roman2" style:font-size-complex="14pt" style:font-style-complex="italic" style:font-weight-complex="bold">
        <loext:char-complex-color loext:theme-type="dark1" loext:color-type="theme"/>
      </style:text-properties>
    </style:style>
    <style:style style:name="T11" style:family="text">
      <style:text-properties fo:color="#000000" loext:opacity="100%" style:font-name="Times New Roman1" fo:font-size="14pt" fo:language="en" fo:country="US" fo:font-style="italic" fo:font-weight="bold" officeooo:rsid="0022edfb" style:font-size-asian="14pt" style:font-style-asian="italic" style:font-weight-asian="bold" style:font-name-complex="Times New Roman2" style:font-size-complex="14pt" style:font-style-complex="italic" style:font-weight-complex="bold">
        <loext:char-complex-color loext:theme-type="dark1" loext:color-type="theme"/>
      </style:text-properties>
    </style:style>
    <style:style style:name="T12" style:family="text">
      <style:text-properties fo:color="#000000" loext:opacity="100%" style:font-name="Times New Roman1" fo:font-size="14pt" fo:language="en" fo:country="US" fo:font-style="italic" fo:font-weight="bold" officeooo:rsid="0024544d" style:font-size-asian="14pt" style:font-style-asian="italic" style:font-weight-asian="bold" style:font-name-complex="Times New Roman2" style:font-size-complex="14pt" style:font-style-complex="italic" style:font-weight-complex="bold">
        <loext:char-complex-color loext:theme-type="dark1" loext:color-type="theme"/>
      </style:text-properties>
    </style:style>
    <style:style style:name="T13" style:family="text">
      <style:text-properties fo:color="#000000" loext:opacity="100%" style:font-name="Times New Roman1" fo:font-size="14pt" fo:language="en" fo:country="US" fo:font-style="italic" fo:font-weight="bold" officeooo:rsid="00348526" style:font-size-asian="14pt" style:font-style-asian="italic" style:font-weight-asian="bold" style:font-name-complex="Times New Roman2" style:font-size-complex="14pt" style:font-style-complex="italic" style:font-weight-complex="bold">
        <loext:char-complex-color loext:theme-type="dark1" loext:color-type="theme"/>
      </style:text-properties>
    </style:style>
    <style:style style:name="T14" style:family="text">
      <style:text-properties style:use-window-font-color="true" loext:opacity="0%" fo:font-size="12pt" fo:font-style="normal" fo:font-weight="bold" style:font-size-asian="12pt" style:font-style-asian="normal" style:font-weight-asian="bold" style:font-name-complex="Times New Roman2" style:font-style-complex="normal" style:font-weight-complex="bold"/>
    </style:style>
    <style:style style:name="T15" style:family="text">
      <style:text-properties style:use-window-font-color="true" loext:opacity="0%" fo:font-size="12pt" fo:font-weight="bold" style:font-size-asian="12pt" style:font-weight-asian="bold" style:font-name-complex="Times New Roman2" style:font-weight-complex="bold"/>
    </style:style>
    <style:style style:name="T16" style:family="text">
      <style:text-properties style:use-window-font-color="true" loext:opacity="0%" fo:font-weight="bold" style:font-weight-asian="bold" style:font-name-complex="Times New Roman2" style:font-weight-complex="bold"/>
    </style:style>
    <style:style style:name="T17" style:family="text">
      <style:text-properties style:use-window-font-color="true" loext:opacity="0%" style:font-name="Times New Roman1" fo:font-weight="bold" style:font-weight-asian="bold" style:font-name-complex="Times New Roman2" style:font-weight-complex="bold"/>
    </style:style>
    <style:style style:name="T18" style:family="text">
      <style:text-properties fo:font-weight="bold" style:font-weight-asian="bold" style:font-weight-complex="bold"/>
    </style:style>
    <style:style style:name="T19" style:family="text">
      <style:text-properties fo:language="en" fo:country="US"/>
    </style:style>
    <style:style style:name="T20" style:family="text">
      <style:text-properties fo:language="en" fo:country="US" style:font-name-asian="Roboto Light" style:font-size-asian="12pt" style:font-size-complex="12pt"/>
    </style:style>
    <style:style style:name="T21" style:family="text">
      <style:text-properties fo:font-size="16pt" fo:font-weight="bold" style:font-size-asian="16pt" style:font-weight-asian="bold" style:font-size-complex="16pt"/>
    </style:style>
    <style:style style:name="T22" style:family="text">
      <style:text-properties fo:font-size="16pt" style:font-size-asian="16pt" style:font-size-complex="16pt"/>
    </style:style>
    <style:style style:name="T23" style:family="text">
      <style:text-properties style:font-size-complex="14pt"/>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1ea474" style:font-style-asian="italic" style:font-weight-asian="bold" style:font-style-complex="italic" style:font-weight-complex="bold"/>
    </style:style>
    <style:style style:name="T26" style:family="text">
      <style:text-properties fo:font-style="italic" fo:font-weight="bold" officeooo:rsid="00453d53" style:font-style-asian="italic" style:font-weight-asian="bold" style:font-style-complex="italic" style:font-weight-complex="bold"/>
    </style:style>
    <style:style style:name="T27" style:family="text">
      <style:text-properties fo:font-style="italic" fo:font-weight="bold" officeooo:rsid="004787c1" style:font-style-asian="italic" style:font-weight-asian="bold" style:font-style-complex="italic" style:font-weight-complex="bold"/>
    </style:style>
    <style:style style:name="T28" style:family="text">
      <style:text-properties fo:font-style="italic" fo:font-weight="bold" officeooo:rsid="0050a47f" style:font-style-asian="italic" style:font-weight-asian="bold" style:font-style-complex="italic" style:font-weight-complex="bold"/>
    </style:style>
    <style:style style:name="T29" style:family="text">
      <style:text-properties fo:font-style="italic" fo:font-weight="bold" officeooo:rsid="00514ee8" style:font-style-asian="italic" style:font-weight-asian="bold" style:font-style-complex="italic" style:font-weight-complex="bold"/>
    </style:style>
    <style:style style:name="T30" style:family="text">
      <style:text-properties fo:font-style="italic" fo:font-weight="bold" officeooo:rsid="00539abc" style:font-style-asian="italic" style:font-weight-asian="bold" style:font-style-complex="italic" style:font-weight-complex="bold"/>
    </style:style>
    <style:style style:name="T31" style:family="text">
      <style:text-properties fo:font-style="italic" fo:font-weight="bold" officeooo:rsid="0056c77a" style:font-style-asian="italic" style:font-weight-asian="bold" style:font-style-complex="italic" style:font-weight-complex="bold"/>
    </style:style>
    <style:style style:name="T32" style:family="text">
      <style:text-properties fo:font-style="italic" fo:font-weight="bold" officeooo:rsid="00582034" style:font-style-asian="italic" style:font-weight-asian="bold" style:font-style-complex="italic" style:font-weight-complex="bold"/>
    </style:style>
    <style:style style:name="T33" style:family="text">
      <style:text-properties fo:font-style="italic" fo:font-weight="bold" officeooo:rsid="005cd2df" style:font-style-asian="italic" style:font-weight-asian="bold" style:font-style-complex="italic" style:font-weight-complex="bold"/>
    </style:style>
    <style:style style:name="T34" style:family="text">
      <style:text-properties fo:font-style="italic" fo:font-weight="bold" officeooo:rsid="006098a1" style:font-style-asian="italic" style:font-weight-asian="bold" style:font-style-complex="italic" style:font-weight-complex="bold"/>
    </style:style>
    <style:style style:name="T35" style:family="text">
      <style:text-properties fo:font-style="italic" fo:font-weight="bold" officeooo:rsid="00624bbd" style:font-style-asian="italic" style:font-weight-asian="bold" style:font-style-complex="italic" style:font-weight-complex="bold"/>
    </style:style>
    <style:style style:name="T36" style:family="text">
      <style:text-properties fo:font-style="italic" fo:font-weight="bold" officeooo:rsid="00645ecb" style:font-style-asian="italic" style:font-weight-asian="bold" style:font-style-complex="italic" style:font-weight-complex="bold"/>
    </style:style>
    <style:style style:name="T37" style:family="text">
      <style:text-properties fo:font-style="italic" style:font-style-asian="italic" style:font-style-complex="italic"/>
    </style:style>
    <style:style style:name="T38" style:family="text">
      <style:text-properties fo:font-style="italic" officeooo:rsid="00645ecb" style:font-style-asian="italic" style:font-style-complex="italic"/>
    </style:style>
    <style:style style:name="T39" style:family="text">
      <style:text-properties fo:color="#569cd6" loext:opacity="100%"/>
    </style:style>
    <style:style style:name="T40" style:family="text">
      <style:text-properties fo:color="#569cd6" loext:opacity="100%" fo:language="en" fo:country="US" style:font-name-asian="Roboto Light" style:font-size-asian="12pt" style:font-size-complex="12pt"/>
    </style:style>
    <style:style style:name="T41" style:family="text">
      <style:text-properties fo:color="#569cd6" loext:opacity="100%" style:font-name="Droid Sans Mono" fo:font-size="10.5pt" fo:font-weight="normal" fo:background-color="#1f1f1f" loext:char-shading-value="0"/>
    </style:style>
    <style:style style:name="T42" style:family="text">
      <style:text-properties fo:color="#569cd6" loext:opacity="100%" style:font-name="Droid Sans Mono" fo:font-size="10.5pt" fo:font-weight="normal" officeooo:rsid="005a11b0" fo:background-color="#1f1f1f" loext:char-shading-value="0"/>
    </style:style>
    <style:style style:name="T43" style:family="text">
      <style:text-properties fo:color="#569cd6" loext:opacity="100%" style:font-name="Droid Sans Mono" fo:font-size="10.5pt" fo:language="en" fo:country="US" fo:font-weight="normal" officeooo:rsid="001ef1b0" fo:background-color="#1f1f1f" loext:char-shading-value="0" style:font-name-asian="Roboto Light" style:font-size-asian="12pt" style:font-size-complex="12pt"/>
    </style:style>
    <style:style style:name="T44" style:family="text">
      <style:text-properties fo:color="#dcdcaa" loext:opacity="100%"/>
    </style:style>
    <style:style style:name="T45" style:family="text">
      <style:text-properties fo:color="#dcdcaa" loext:opacity="100%" fo:language="en" fo:country="US" style:font-name-asian="Roboto Light" style:font-size-asian="12pt" style:font-size-complex="12pt"/>
    </style:style>
    <style:style style:name="T46" style:family="text">
      <style:text-properties fo:color="#9cdcfe" loext:opacity="100%"/>
    </style:style>
    <style:style style:name="T47" style:family="text">
      <style:text-properties fo:color="#9cdcfe" loext:opacity="100%" fo:language="en" fo:country="US" style:font-name-asian="Roboto Light" style:font-size-asian="12pt" style:font-size-complex="12pt"/>
    </style:style>
    <style:style style:name="T48" style:family="text">
      <style:text-properties fo:color="#9cdcfe" loext:opacity="100%" style:font-name="Droid Sans Mono" fo:font-size="10.5pt" fo:font-weight="normal" fo:background-color="#1f1f1f" loext:char-shading-value="0"/>
    </style:style>
    <style:style style:name="T49" style:family="text">
      <style:text-properties fo:color="#9cdcfe" loext:opacity="100%" style:font-name="Droid Sans Mono" fo:font-size="10.5pt" fo:font-weight="normal" officeooo:rsid="005a11b0" fo:background-color="#1f1f1f" loext:char-shading-value="0"/>
    </style:style>
    <style:style style:name="T50" style:family="text">
      <style:text-properties fo:color="#9cdcfe" loext:opacity="100%" style:font-name="Droid Sans Mono" fo:font-size="10.5pt" fo:language="en" fo:country="US" fo:font-weight="normal" officeooo:rsid="001ef1b0" fo:background-color="#1f1f1f" loext:char-shading-value="0" style:font-name-asian="Roboto Light" style:font-size-asian="12pt" style:font-size-complex="12pt"/>
    </style:style>
    <style:style style:name="T51" style:family="text">
      <style:text-properties fo:color="#d4d4d4" loext:opacity="100%"/>
    </style:style>
    <style:style style:name="T52" style:family="text">
      <style:text-properties fo:color="#c586c0" loext:opacity="100%"/>
    </style:style>
    <style:style style:name="T53" style:family="text">
      <style:text-properties fo:color="#c586c0" loext:opacity="100%" fo:language="en" fo:country="US" style:font-name-asian="Roboto Light" style:font-size-asian="12pt" style:font-size-complex="12pt"/>
    </style:style>
    <style:style style:name="T54" style:family="text">
      <style:text-properties fo:color="#c586c0" loext:opacity="100%" style:font-name="Droid Sans Mono" fo:font-size="10.5pt" fo:font-weight="normal" fo:background-color="#1f1f1f" loext:char-shading-value="0"/>
    </style:style>
    <style:style style:name="T55" style:family="text">
      <style:text-properties fo:color="#c586c0" loext:opacity="100%" style:font-name="Droid Sans Mono" fo:font-size="10.5pt" fo:font-weight="normal" officeooo:rsid="005a11b0" fo:background-color="#1f1f1f" loext:char-shading-value="0"/>
    </style:style>
    <style:style style:name="T56" style:family="text">
      <style:text-properties fo:color="#c586c0" loext:opacity="100%" style:font-name="Droid Sans Mono" fo:font-size="10.5pt" fo:language="en" fo:country="US" fo:font-weight="normal" officeooo:rsid="001ef1b0" fo:background-color="#1f1f1f" loext:char-shading-value="0" style:font-name-asian="Roboto Light" style:font-size-asian="12pt" style:font-size-complex="12pt"/>
    </style:style>
    <style:style style:name="T57" style:family="text">
      <style:text-properties fo:color="#b5cea8" loext:opacity="100%"/>
    </style:style>
    <style:style style:name="T58" style:family="text">
      <style:text-properties fo:color="#ce9178" loext:opacity="100%"/>
    </style:style>
    <style:style style:name="T59" style:family="text">
      <style:text-properties fo:color="#ce9178" loext:opacity="100%" style:font-name="Droid Sans Mono" fo:font-weight="normal" fo:background-color="#1f1f1f" loext:char-shading-value="0"/>
    </style:style>
    <style:style style:name="T60" style:family="text">
      <style:text-properties fo:font-variant="normal" fo:text-transform="none" fo:color="#f8faff" loext:opacity="100%" style:font-name="Inter" fo:font-size="12pt" fo:letter-spacing="normal" fo:font-style="normal" fo:font-weight="normal"/>
    </style:style>
    <style:style style:name="T61" style:family="text">
      <style:text-properties fo:font-variant="normal" fo:text-transform="none" fo:color="#f8faff" loext:opacity="100%" style:font-name="Liberation Serif" fo:font-size="12pt" fo:letter-spacing="normal" fo:font-style="normal" fo:font-weight="normal"/>
    </style:style>
    <style:style style:name="T62" style:family="text">
      <style:text-properties fo:font-variant="normal" fo:text-transform="none" fo:color="#f8faff" loext:opacity="100%" style:font-name="Liberation Mono" fo:font-size="12pt" fo:letter-spacing="normal" fo:font-style="normal" fo:font-weight="normal"/>
    </style:style>
    <style:style style:name="T63" style:family="text">
      <style:text-properties fo:font-variant="normal" fo:text-transform="none" fo:color="#c9211e" loext:opacity="100%" style:font-name="Inter" fo:font-size="12pt" fo:letter-spacing="normal" fo:font-style="normal" fo:font-weight="normal"/>
    </style:style>
    <style:style style:name="T64" style:family="text">
      <style:text-properties fo:font-variant="normal" fo:text-transform="none" fo:color="#000000" loext:opacity="100%" style:font-name="Inter" fo:font-size="12pt" fo:letter-spacing="normal" fo:font-style="normal" fo:font-weight="normal"/>
    </style:style>
    <style:style style:name="T65" style:family="text">
      <style:text-properties fo:font-variant="normal" fo:text-transform="none" fo:color="#000000" loext:opacity="100%" style:font-name="DejaVu Sans" fo:font-size="12pt" fo:letter-spacing="normal" fo:font-style="normal" fo:font-weight="normal"/>
    </style:style>
    <style:style style:name="T66" style:family="text">
      <style:text-properties fo:font-variant="normal" fo:text-transform="none" fo:color="#000000" loext:opacity="100%" style:font-name="Liberation Mono" fo:font-size="12pt" fo:letter-spacing="normal" fo:font-style="normal" fo:font-weight="normal"/>
    </style:style>
    <style:style style:name="T67" style:family="text">
      <style:text-properties fo:font-variant="normal" fo:text-transform="none" fo:color="#000000" loext:opacity="100%" style:font-name="Liberation Serif" fo:font-size="12pt" fo:letter-spacing="normal" fo:font-style="normal" fo:font-weight="normal"/>
    </style:style>
    <style:style style:name="T68" style:family="text">
      <style:text-properties fo:font-variant="normal" fo:text-transform="none" fo:color="#000000" loext:opacity="100%" style:font-name="Liberation Serif" fo:font-size="12pt" fo:letter-spacing="normal" fo:font-style="normal" fo:font-weight="normal" officeooo:rsid="00693e4b"/>
    </style:style>
    <style:style style:name="T69" style:family="text">
      <style:text-properties fo:font-variant="normal" fo:text-transform="none" fo:color="#000000" loext:opacity="100%" style:font-name="Liberation Serif" fo:font-size="12pt" fo:letter-spacing="normal" fo:font-style="normal" fo:font-weight="normal" officeooo:rsid="006975b5"/>
    </style:style>
    <style:style style:name="T70" style:family="text">
      <style:text-properties fo:font-variant="normal" fo:text-transform="none" fo:color="#000000" loext:opacity="100%" style:font-name="Liberation Serif" fo:font-size="12pt" fo:letter-spacing="normal" fo:font-style="normal" fo:font-weight="bold" officeooo:rsid="006975b5" style:font-weight-asian="bold" style:font-weight-complex="bold"/>
    </style:style>
    <style:style style:name="T71" style:family="text">
      <style:text-properties fo:font-variant="normal" fo:text-transform="none" fo:color="#000000" loext:opacity="100%" style:font-name="Liberation Serif" fo:font-size="12pt" fo:letter-spacing="normal" fo:font-style="italic" fo:font-weight="bold" officeooo:rsid="006975b5" style:font-style-asian="italic" style:font-weight-asian="bold" style:font-style-complex="italic" style:font-weight-complex="bold"/>
    </style:style>
    <style:style style:name="T72" style:family="text">
      <style:text-properties fo:font-size="14pt" style:font-size-asian="14pt" style:font-size-complex="14pt"/>
    </style:style>
    <style:style style:name="T73" style:family="text">
      <style:text-properties fo:font-size="14pt" officeooo:rsid="0041d4fb" style:font-size-asian="14pt" style:font-size-complex="14pt"/>
    </style:style>
    <style:style style:name="T74" style:family="text">
      <style:text-properties fo:font-size="10pt" style:font-name-asian="Roboto Light" style:font-size-asian="10pt" style:font-size-complex="10pt"/>
    </style:style>
    <style:style style:name="T75" style:family="text">
      <style:text-properties officeooo:rsid="001ea474"/>
    </style:style>
    <style:style style:name="T76" style:family="text">
      <style:text-properties officeooo:rsid="001ef1b0"/>
    </style:style>
    <style:style style:name="T77" style:family="text">
      <style:text-properties officeooo:rsid="001ef474"/>
    </style:style>
    <style:style style:name="T78" style:family="text">
      <style:text-properties officeooo:rsid="00202a92"/>
    </style:style>
    <style:style style:name="T79" style:family="text">
      <style:text-properties officeooo:rsid="000e8e08"/>
    </style:style>
    <style:style style:name="T80" style:family="text">
      <style:text-properties officeooo:rsid="0038eaef"/>
    </style:style>
    <style:style style:name="T81" style:family="text">
      <style:text-properties officeooo:rsid="00453d53"/>
    </style:style>
    <style:style style:name="T82" style:family="text">
      <style:text-properties officeooo:rsid="004787c1"/>
    </style:style>
    <style:style style:name="T83" style:family="text">
      <style:text-properties officeooo:rsid="004b0901"/>
    </style:style>
    <style:style style:name="T84" style:family="text">
      <style:text-properties officeooo:rsid="004ed73c"/>
    </style:style>
    <style:style style:name="T85" style:family="text">
      <style:text-properties officeooo:rsid="004ef435"/>
    </style:style>
    <style:style style:name="T86" style:family="text">
      <style:text-properties officeooo:rsid="0050a47f"/>
    </style:style>
    <style:style style:name="T87" style:family="text">
      <style:text-properties officeooo:rsid="00514ee8"/>
    </style:style>
    <style:style style:name="T88" style:family="text">
      <style:text-properties officeooo:rsid="00539abc"/>
    </style:style>
    <style:style style:name="T89" style:family="text">
      <style:text-properties officeooo:rsid="0054fe1b"/>
    </style:style>
    <style:style style:name="T90" style:family="text">
      <style:text-properties officeooo:rsid="0056c77a"/>
    </style:style>
    <style:style style:name="T91" style:family="text">
      <style:text-properties officeooo:rsid="005a11b0"/>
    </style:style>
    <style:style style:name="T92" style:family="text">
      <style:text-properties officeooo:rsid="005cd2df"/>
    </style:style>
    <style:style style:name="T93" style:family="text">
      <style:text-properties style:text-underline-style="solid" style:text-underline-width="auto" style:text-underline-color="font-color" officeooo:rsid="005cd2df"/>
    </style:style>
    <style:style style:name="T94" style:family="text">
      <style:text-properties style:text-underline-style="solid" style:text-underline-width="auto" style:text-underline-color="font-color" fo:font-weight="bold" style:font-weight-asian="bold" style:font-weight-complex="bold"/>
    </style:style>
    <style:style style:name="T95" style:family="text">
      <style:text-properties officeooo:rsid="00624bbd"/>
    </style:style>
    <style:style style:name="T96" style:family="text">
      <style:text-properties officeooo:rsid="0063dd20"/>
    </style:style>
    <style:style style:name="T97" style:family="text">
      <style:text-properties officeooo:rsid="00645ecb"/>
    </style:style>
    <style:style style:name="T98" style:family="text">
      <style:text-properties officeooo:rsid="006780bd"/>
    </style:style>
    <style:style style:name="T99" style:family="text">
      <style:text-properties officeooo:rsid="00693e4b"/>
    </style:style>
    <style:style style:name="T100" style:family="text">
      <style:text-properties officeooo:rsid="006dfa3c"/>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item>
          <text:list>
            <text:list-item>
              <text:list>
                <text:list-item>
                  <text:list>
                    <text:list-item>
                      <text:list>
                        <text:list-item>
                          <text:list>
                            <text:list-item>
                              <text:h text:style-name="P27" text:outline-level="6" loext:marker-style-name="T16"><text:bookmark-start text:name="_Toc174965496"/><text:span text:style-name="T14">МИНИСТЕРСТВО НАУКИ И ВЫСШЕГО ОБРАЗОВАНИЯ<text:line-break/> РОССИЙСКОЙ ФЕДЕРАЦИИ</text:span><text:bookmark-end text:name="_Toc174965496"/></text:h>
                            </text:list-item>
                            <text:list-item>
                              <text:h text:style-name="P27" text:outline-level="6" loext:marker-style-name="T16"><text:bookmark-start text:name="_Toc174965497"/><text:span text:style-name="T14">ФЕДЕРАЛЬНОЕ ГОСУДАРСТВЕННОЕ АВТОНОМНОЕ ОБРАЗОВАТЕЛЬНОЕ УЧРЕЖДЕНИЕ ВЫСШЕГО ОБРАЗОВАНИЯ</text:span><text:bookmark-end text:name="_Toc174965497"/></text:h>
                            </text:list-item>
                            <text:list-item>
                              <text:h text:style-name="P27" text:outline-level="6" loext:marker-style-name="T16"><text:bookmark-start text:name="_Toc174965498"/><text:span text:style-name="T14">НОВОСИБИРСКИЙ НАЦИОНАЛЬНЫЙ ИССЛЕДОВАТЕЛЬСКИЙ ГОСУДАРСТВЕННЫЙ УНИВЕРСИТЕТ</text:span><text:bookmark-end text:name="_Toc174965498"/></text:h>
                            </text:list-item>
                            <text:list-item>
                              <text:h text:style-name="P28" text:outline-level="6" loext:marker-style-name="T16"><text:bookmark-start text:name="_Toc174965499"/><text:span text:style-name="T14">Факультет информационных технологий</text:span><text:bookmark-end text:name="_Toc174965499"/></text:h>
                            </text:list-item>
                          </text:list>
                        </text:list-item>
                      </text:list>
                    </text:list-item>
                  </text:list>
                </text:list-item>
              </text:list>
            </text:list-item>
          </text:list>
        </text:list-item>
      </text:list>
      <text:p text:style-name="P13">Кафедра параллельных вычислений</text:p>
      <text:p text:style-name="P31" loext:marker-style-name="T19"/>
      <text:p text:style-name="P31" loext:marker-style-name="T19"/>
      <text:list text:continue-numbering="true" text:style-name="WWNum1">
        <text:list-item>
          <text:list>
            <text:list-item>
              <text:list>
                <text:list-item>
                  <text:list>
                    <text:list-item>
                      <text:list>
                        <text:list-item>
                          <text:list>
                            <text:list-item>
                              <text:list>
                                <text:list-item>
                                  <text:h text:style-name="P29" text:outline-level="7"><text:bookmark-start text:name="_Toc174965500"/><text:span text:style-name="T15">ОТЧЕТ</text:span><text:bookmark-end text:name="_Toc174965500"/><text:bookmark-start text:name="_Toc174965501"/><text:span text:style-name="T16"> </text:span><text:span text:style-name="T15">О ВЫПОЛНЕНИИ ПРАКТИЧЕСКОЙ РАБОТЫ</text:span><text:bookmark-end text:name="_Toc174965501"/></text:h>
                                </text:list-item>
                              </text:list>
                            </text:list-item>
                          </text:list>
                        </text:list-item>
                      </text:list>
                    </text:list-item>
                  </text:list>
                </text:list-item>
              </text:list>
            </text:list-item>
          </text:list>
        </text:list-item>
      </text:list>
      <text:p text:style-name="P32" loext:marker-style-name="T22"><text:span text:style-name="T22"><text:s/></text:span><text:span text:style-name="T72">Параллельная </text:span><text:span text:style-name="T73">реализация алгоритма Quick Sort с помощью OpenMP</text:span></text:p>
      <text:p text:style-name="P9">студента 2 курса, группы 23201</text:p>
      <text:p text:style-name="P9"/>
      <text:p text:style-name="P18">Сорокина Матвея Павловича</text:p>
      <text:p text:style-name="P12"/>
      <text:p text:style-name="P10">Направление 09.03.01 – «Информатика и вычислительная техника»</text:p>
      <text:p text:style-name="P11"/>
      <text:p text:style-name="P7"/>
      <text:p text:style-name="P7"/>
      <text:p text:style-name="P8"/>
      <text:p text:style-name="P8">Преподаватель:</text:p>
      <text:p text:style-name="P8">А.С. Матвеев</text:p>
      <text:p text:style-name="P7"/>
      <text:p text:style-name="P7"/>
      <text:p text:style-name="P7"/>
      <text:p text:style-name="P7"/>
      <text:p text:style-name="P7"/>
      <text:p text:style-name="P7"/>
      <text:p text:style-name="P6"/>
      <text:p text:style-name="P7"/>
      <text:p text:style-name="P7"/>
      <text:p text:style-name="P7"/>
      <text:p text:style-name="P7"/>
      <text:p text:style-name="P7"/>
      <text:p text:style-name="P9">Новосибирск 202<text:span text:style-name="T75">5</text:span></text:p>
      <text:p text:style-name="P34" loext:marker-style-name="T21"/>
      <text:p text:style-name="P33" loext:marker-style-name="T21"><text:span text:style-name="T21"/></text:p>
      <text:p text:style-name="P33" loext:marker-style-name="T21"><text:span text:style-name="T21"/></text:p>
      <text:p text:style-name="P33" loext:marker-style-name="T21"><text:span text:style-name="T21"/></text:p>
      <text:p text:style-name="P33" loext:marker-style-name="T21"><text:span text:style-name="T21"/></text:p>
      <text:p text:style-name="P33" loext:marker-style-name="T21"><text:span text:style-name="T21"/></text:p>
      <text:p text:style-name="P33" loext:marker-style-name="T21"><text:span text:style-name="T21"/></text:p>
      <text:p text:style-name="P33" loext:marker-style-name="T21"><text:soft-page-break/><text:span text:style-name="T21">СОДЕРЖАНИЕ</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439_18915293" text:style-name="Index_20_Link" text:visited-style-name="Index_20_Link">ЦЕЛЬ<text:tab/>3</text:a></text:p>
          <text:p text:style-name="P1"><text:a xlink:type="simple" xlink:href="#__RefHeading___Toc441_18915293" text:style-name="Index_20_Link" text:visited-style-name="Index_20_Link">ЗАДАНИЕ<text:tab/>3</text:a></text:p>
          <text:p text:style-name="P1"><text:a xlink:type="simple" xlink:href="#__RefHeading___Toc443_18915293" text:style-name="Index_20_Link" text:visited-style-name="Index_20_Link">ОПИСАНИЕ РАБОТЫ<text:tab/>4</text:a></text:p>
          <text:p text:style-name="P1"><text:a xlink:type="simple" xlink:href="#__RefHeading___Toc445_18915293" text:style-name="Index_20_Link" text:visited-style-name="Index_20_Link">ЗАКЛЮЧЕНИЕ<text:tab/>7</text:a></text:p>
          <text:p text:style-name="P1"><text:a xlink:type="simple" xlink:href="#__RefHeading___Toc447_18915293" text:style-name="Index_20_Link" text:visited-style-name="Index_20_Link">ПРИЛОЖЕНИЯ<text:tab/>8</text:a></text:p>
          <text:p text:style-name="P1"><text:a xlink:type="simple" xlink:href="#__RefHeading___Toc449_18915293" text:style-name="Index_20_Link" text:visited-style-name="Index_20_Link">Приложение 1: Исходный код программы sequential2.cpp<text:tab/>8</text:a></text:p>
          <text:p text:style-name="P1"><text:a xlink:type="simple" xlink:href="#__RefHeading___Toc451_18915293" text:style-name="Index_20_Link" text:visited-style-name="Index_20_Link">Приложение 2: Исходный код программы parallel1.cpp<text:tab/>8</text:a></text:p>
          <text:p text:style-name="P1"><text:a xlink:type="simple" xlink:href="#__RefHeading___Toc451_18915293%20Copy%202" text:style-name="Index_20_Link" text:visited-style-name="Index_20_Link">Приложение 3: Исходный код программы parallel2.cpp<text:tab/>8</text:a></text:p>
          <text:p text:style-name="P1"><text:a xlink:type="simple" xlink:href="#__RefHeading___Toc451_18915293%20Copy%202%20Copy%201" text:style-name="Index_20_Link" text:visited-style-name="Index_20_Link">Приложение 4: Исходный код программы RunThreads.sh<text:tab/>8</text:a></text:p>
          <text:p text:style-name="P1"><text:a xlink:type="simple" xlink:href="#__RefHeading___Toc451_18915293%20Copy%201" text:style-name="Index_20_Link" text:visited-style-name="Index_20_Link">Приложение 5: Пример графиков<text:tab/>8</text:a></text:p>
        </text:index-body>
      </text:table-of-content>
      <text:p text:style-name="P14"/>
      <text:p text:style-name="P15"/>
      <text:h text:style-name="P22" text:outline-level="1" loext:marker-style-name="T17"><text:bookmark-start text:name="__RefHeading___Toc439_18915293"/><text:bookmark-start text:name="_Toc181300384"/><text:span text:style-name="T17">ЦЕЛЬ</text:span><text:bookmark-end text:name="__RefHeading___Toc439_18915293"/><text:bookmark-end text:name="_Toc181300384"/></text:h>
      <text:p text:style-name="P17">Изучить особенности параллельной реализации алгоритма быстрой сортировки с использованием директив OpenMP, а также оценить эффективность распараллеливания за счёт создания независимых задач.</text:p>
      <text:h text:style-name="P23" text:outline-level="1" loext:marker-style-name="T17"><text:bookmark-start text:name="__RefHeading___Toc441_18915293"/><text:bookmark-start text:name="_Toc181300385"/><text:span text:style-name="T17">ЗАДАНИЕ</text:span><text:bookmark-end text:name="__RefHeading___Toc441_18915293"/><text:bookmark-end text:name="_Toc181300385"/></text:h>
      <text:list xml:id="list2205476373" text:style-name="L14">
        <text:list-item>
          <text:p text:style-name="P52" loext:marker-style-name="T23"><text:span text:style-name="Strong_20_Emphasis"><text:span text:style-name="T23">Изучить возможности OpenMP:</text:span></text:span></text:p>
        </text:list-item>
      </text:list>
      <text:list text:style-name="L15">
        <text:list-item>
          <text:p text:style-name="P56">Проанализировать работу директив <text:span text:style-name="T26">task</text:span><text:span text:style-name="T81"> </text:span>и <text:span text:style-name="T26">taskwait</text:span><text:span text:style-name="T81"> </text:span>для создания и управления параллельными задачами.</text:p>
        </text:list-item>
        <text:list-item>
          <text:p text:style-name="P57">Определить порядок создания задач при использовании директив внутри параллельной секции.</text:p>
        </text:list-item>
      </text:list>
      <text:list xml:id="list23139348856787" text:continue-list="list2205476373" text:style-name="L14">
        <text:list-item>
          <text:p text:style-name="P55"><text:span text:style-name="Strong_20_Emphasis">Реализовать параллельную версию алгоритма </text:span><text:span text:style-name="Strong_20_Emphasis"><text:span text:style-name="T37">Quick sort:</text:span></text:span></text:p>
        </text:list-item>
      </text:list>
      <text:list text:style-name="L16">
        <text:list-item>
          <text:p text:style-name="P58">Разработать программу, реализующую параллельную быструю сортировку с использованием OpenMP.</text:p>
        </text:list-item>
        <text:list-item>
          <text:p text:style-name="P59">Внедрить условие создания задачи (с помощью параметра <text:span text:style-name="T27">if(expr)</text:span><text:span text:style-name="T82">)</text:span>, чтобы избежать накладных расходов на создание задач для небольших подзадач.</text:p>
        </text:list-item>
      </text:list>
      <text:list xml:id="list23139730516136" text:continue-list="list23139348856787" text:style-name="L14">
        <text:list-item>
          <text:p text:style-name="P54"><text:span text:style-name="Strong_20_Emphasis">Экспериментальное исследование:</text:span></text:p>
        </text:list-item>
      </text:list>
      <text:list text:style-name="L17">
        <text:list-item>
          <text:p text:style-name="P60">Экспериментально определить минимальный размер массива, начиная с которого выполнение рекурсивных вызовов в отдельных задачах становится выгодным.</text:p>
        </text:list-item>
        <text:list-item>
          <text:p text:style-name="P61">Провести измерения времени сортировки массива при использовании различного количества потоков.</text:p>
        </text:list-item>
      </text:list>
      <text:list text:continue-list="list23139730516136" text:style-name="L14">
        <text:list-item>
          <text:p text:style-name="P54"><text:span text:style-name="Strong_20_Emphasis">Анализ и визуализация результатов:</text:span></text:p>
        </text:list-item>
      </text:list>
      <text:list text:style-name="L18">
        <text:list-item>
          <text:p text:style-name="P62">Построить график зависимости времени сортировки массива от числа используемых потоков, <text:span text:style-name="T82">оценить эффективность распараллеливания</text:span>.</text:p>
        </text:list-item>
      </text:list>
      <text:p text:style-name="Text_20_body"/>
      <text:list text:style-name="WWNum2">
        <text:list-header>
          <text:p text:style-name="P30" loext:marker-style-name="T23"><text:span text:style-name="T23"/></text:p>
        </text:list-header>
      </text:list>
      <text:p text:style-name="P3"/>
      <text:p text:style-name="P3"/>
      <text:h text:style-name="P19" text:outline-level="1"><text:bookmark-start text:name="__RefHeading___Toc443_18915293"/><text:bookmark-start text:name="_Toc181300386"/>ОПИСАНИЕ РАБОТЫ<text:bookmark-end text:name="__RefHeading___Toc443_18915293"/><text:bookmark-end text:name="_Toc181300386"/></text:h>
      <table:table table:name="Table4" table:style-name="Table4">
        <table:table-column table:style-name="Table4.A"/>
        <table:table-row>
          <table:table-cell table:style-name="Table4.A1" office:value-type="string">
            <text:p text:style-name="P4"><text:span text:style-name="T18">OpenMP (Open Multi-Processing) </text:span>- стандарт, определяющий набор директив</text:p>
            <text:p text:style-name="P4">компилятора, библиотечных процедур и переменных среды окружения для</text:p>
            <text:p text:style-name="P5">создания многопоточных программ.</text:p>
            <text:p text:style-name="P5"><text:span text:style-name="T80">(проще говоря это стандарт для распараллеливания программ)</text:span>.</text:p>
            <text:p text:style-name="P4"/>
            <text:p text:style-name="P4"><text:span text:style-name="T18">OpenMP-программа</text:span> – совокупность последовательных участков кода (serial code) и параллельных регионов (parallel region).</text:p>
          </table:table-cell>
        </table:table-row>
      </table:table>
      <text:p text:style-name="P2"/>
      <text:p text:style-name="P2">На языке С++ были написаны <text:span text:style-name="T83">2</text:span> программы: последовательная <text:span text:style-name="T25">sequential.cpp </text:span>(см. Приложение 1) и параллельн<text:span text:style-name="T83">ая</text:span>, (<text:span text:style-name="T75">см. </text:span>Приложение 2).</text:p>
      <text:p text:style-name="P2"/>
      <text:p text:style-name="P50">Рассмотрю более подробно использование библиотеки OpenMP в параллельной программе: </text:p>
      <table:table table:name="Table8" table:style-name="Table8">
        <table:table-column table:style-name="Table8.A"/>
        <table:table-row table:style-name="Table8.1">
          <table:table-cell table:style-name="Table8.A1" office:value-type="string">
            <text:p text:style-name="P46"><text:span text:style-name="T53">#pragma</text:span><text:span text:style-name="T40"> </text:span><text:span text:style-name="T47">omp</text:span><text:span text:style-name="T40"> </text:span><text:span text:style-name="T47">parallel</text:span></text:p>
            <text:p text:style-name="P45">{</text:p>
            <text:p text:style-name="P45"><text:span text:style-name="T52">#pragma</text:span><text:span text:style-name="T39"> </text:span><text:span text:style-name="T46">omp</text:span><text:span text:style-name="T39"> </text:span><text:span text:style-name="T46">single</text:span></text:p>
            <text:p text:style-name="P45">{</text:p>
            <text:p text:style-name="P45"><text:span text:style-name="T44">quicksort_tasks</text:span>(<text:span text:style-name="T46">arr</text:span>, <text:span text:style-name="T57">0</text:span>, <text:span text:style-name="T46">size</text:span> <text:span text:style-name="T51">–</text:span> <text:span text:style-name="T57">1</text:span>);</text:p>
            <text:p text:style-name="P45">}</text:p>
            <text:p text:style-name="P44">}</text:p>
          </table:table-cell>
        </table:table-row>
      </table:table>
      <text:list text:style-name="L3">
        <text:list-header>
          <text:p text:style-name="P51" loext:marker-style-name="T18">Задачи должны создаваться <text:span text:style-name="T94">внутри</text:span> параллельной области, однако если мы поместим директиву <text:span text:style-name="T24">omp parallel</text:span> внутрь функции <text:span text:style-name="T34">quicksort_tasks</text:span>, то у нас будут рекурсивно создаваться потоки (количество потоков при этом будет зависеть от размера обрабатываемого массива). Создание потока - очень сложная операция, требующая значительных вычислительных затрат, поэтому потоки мы создадим до вызова функции. <text:span text:style-name="T95">При этом сама функция должна быть вызвана лишь один раз – именно поэтому она помещена в область </text:span><text:span text:style-name="T35">omp single</text:span><text:span text:style-name="T95">.</text:span></text:p>
        </text:list-header>
      </text:list>
      <table:table table:name="Table1" table:style-name="Table1">
        <table:table-column table:style-name="Table1.A"/>
        <table:table-row>
          <table:table-cell table:style-name="Table1.A1" office:value-type="string">
            <text:p text:style-name="P40" loext:marker-style-name="T18"><text:span text:style-name="T96">Вопрос: Почему поток - сложная операция? </text:span></text:p>
            <text:p text:style-name="P40" loext:marker-style-name="T18"/>
            <text:p text:style-name="P40" loext:marker-style-name="T18"><text:span text:style-name="T96">Ответ: к</text:span>аждый поток выполняется независимо от других, <text:span text:style-name="T96">а </text:span>значит, его состояние должно содержать регистры (в т.ч. регистр программного счетчика <text:span text:style-name="T97">(</text:span><text:span text:style-name="T36">ip</text:span><text:span text:style-name="T97">)</text:span>, указывающий на текущую выполняемую потоком команду) и стек (хотя бы для того, чтобы внутри потока можно было независимо от других потоков вызывать функции).</text:p>
          </table:table-cell>
        </table:table-row>
      </table:table>
      <text:p text:style-name="P53" loext:marker-style-name="T18"/>
      <text:list text:continue-numbering="true" text:style-name="L3">
        <text:list-header>
          <text:p text:style-name="P51" loext:marker-style-name="T18"><text:span text:style-name="T84">Д</text:span><text:span text:style-name="T76">иректива </text:span><text:span text:style-name="T56">#pragma</text:span><text:span text:style-name="T43"> </text:span><text:span text:style-name="T50">omp</text:span><text:span text:style-name="T43"> </text:span><text:span text:style-name="T50">parallel </text:span><text:span text:style-name="T76">сообщает компилятору, что следующий за ней </text:span><text:span text:style-name="T85">блок кода</text:span><text:span text:style-name="T76"> выполня</text:span><text:span text:style-name="T77">е</text:span><text:span text:style-name="T76">т</text:span><text:span text:style-name="T77">ся </text:span><text:span text:style-name="T76">параллельно. </text:span><text:span text:style-name="T78">(</text:span><text:a xlink:type="simple" xlink:href="https://www.ibm.com/docs/en/xl-c-and-cpp-linux/16.1.1?topic=parallelization-pragma-omp-parallel" text:style-name="Internet_20_link" text:visited-style-name="Visited_20_Internet_20_Link"><text:span text:style-name="T78">https://www.ibm.com/docs/en/xl-c-and-cpp-linux/16.1.1?topic=parallelization-pragma-omp-parallel</text:span></text:a><text:span text:style-name="T78">)</text:span></text:p>
        </text:list-header>
      </text:list>
      <text:p text:style-name="P36"><text:tab/><text:span text:style-name="T54">#pragma</text:span><text:span text:style-name="T41"> </text:span><text:span text:style-name="T48">omp</text:span><text:span text:style-name="T41"> </text:span><text:span text:style-name="T48">single</text:span> – <text:span text:style-name="T86">блок кода внутри будет выполняться одним единственным <text:tab/>потоком (не обязательно </text:span><text:span text:style-name="T28">master</text:span><text:span text:style-name="T86"> потоком, а тем, который доберется до блока первым). <text:tab/></text:span><text:span text:style-name="T87">Также</text:span><text:span text:style-name="T86"> </text:span><text:span text:style-name="T29">single</text:span><text:span text:style-name="T87"> имеет скрытый барьер для синхронизации потоков по завершению блока <text:tab/>кода </text:span><text:span text:style-name="T88">(но в нашем случае поток 1, просто оговорил отличие от </text:span><text:span text:style-name="T30">master</text:span><text:span text:style-name="T88">. <text:tab/>(</text:span><text:a xlink:type="simple" xlink:href="https://www.ibm.com/docs/en/zos/2.4.0?topic=processing-pragma-omp-single" text:style-name="Internet_20_link" text:visited-style-name="Visited_20_Internet_20_Link"><text:span text:style-name="T88">https://www.ibm.com/docs/en/zos/2.4.0?topic=processing-pragma-omp-single</text:span></text:a><text:span text:style-name="T88">)</text:span></text:p>
      <text:p text:style-name="P2"/>
      <table:table table:name="Table9" table:style-name="Table9">
        <table:table-column table:style-name="Table9.A"/>
        <table:table-row table:style-name="Table9.1">
          <table:table-cell table:style-name="Table9.A1" office:value-type="string">
            <text:p text:style-name="P47"><text:span text:style-name="T40">void</text:span><text:span text:style-name="T20"> </text:span><text:span text:style-name="T45">quicksort_tasks</text:span><text:span text:style-name="T20">(</text:span><text:span text:style-name="T40">int</text:span><text:span text:style-name="T20"> </text:span><text:span text:style-name="T40">*</text:span><text:span text:style-name="T47">v</text:span><text:span text:style-name="T20">, </text:span><text:span text:style-name="T40">int</text:span><text:span text:style-name="T20"> </text:span><text:span text:style-name="T47">low</text:span><text:span text:style-name="T20">, </text:span><text:span text:style-name="T40">int</text:span><text:span text:style-name="T20"> </text:span><text:span text:style-name="T47">high</text:span><text:span text:style-name="T20">) {</text:span></text:p>
            <text:p text:style-name="P44"><text:soft-page-break/><text:span text:style-name="T52">if</text:span> (<text:span text:style-name="T46">low</text:span> <text:span text:style-name="T51">&gt;=</text:span> <text:span text:style-name="T46">high</text:span>)</text:p>
            <text:p text:style-name="P44"><text:span text:style-name="T52">return</text:span>;</text:p>
            <text:p text:style-name="P44"><text:span text:style-name="T39">int</text:span> <text:span text:style-name="T46">i</text:span>, <text:span text:style-name="T46">j</text:span>;</text:p>
            <text:p text:style-name="P44"><text:span text:style-name="T44">partition</text:span>(<text:span text:style-name="T46">v</text:span>, <text:span text:style-name="T46">low</text:span>, <text:span text:style-name="T46">high</text:span>, <text:span text:style-name="T46">i</text:span>, <text:span text:style-name="T46">j</text:span>);</text:p>
            <text:p text:style-name="P44"><text:span text:style-name="T52">if</text:span> ((<text:span text:style-name="T46">high</text:span> <text:span text:style-name="T51">-</text:span> <text:span text:style-name="T46">low</text:span>) <text:span text:style-name="T51">&lt;</text:span> <text:span text:style-name="T46">threshold</text:span> <text:span text:style-name="T51">||</text:span> (<text:span text:style-name="T46">j</text:span> <text:span text:style-name="T51">-</text:span> <text:span text:style-name="T46">low</text:span> <text:span text:style-name="T51">&lt;</text:span> <text:span text:style-name="T46">threshold</text:span> <text:span text:style-name="T51">||</text:span> <text:span text:style-name="T46">high</text:span> <text:span text:style-name="T51">-</text:span> <text:span text:style-name="T46">i</text:span> <text:span text:style-name="T51">&lt;</text:span> <text:span text:style-name="T46">threshold</text:span>)) {</text:p>
            <text:p text:style-name="P44"><text:span text:style-name="T52">if</text:span> (<text:span text:style-name="T46">low</text:span> <text:span text:style-name="T51">&lt;</text:span> <text:span text:style-name="T46">j</text:span>)</text:p>
            <text:p text:style-name="P44"><text:span text:style-name="T44">quicksort_tasks</text:span>(<text:span text:style-name="T46">v</text:span>, <text:span text:style-name="T46">low</text:span>, <text:span text:style-name="T46">j</text:span>);</text:p>
            <text:p text:style-name="P44"><text:span text:style-name="T52">if</text:span> (<text:span text:style-name="T46">i</text:span> <text:span text:style-name="T51">&lt;</text:span> <text:span text:style-name="T46">high</text:span>)</text:p>
            <text:p text:style-name="P44"><text:span text:style-name="T44">quicksort_tasks</text:span>(<text:span text:style-name="T46">v</text:span>, <text:span text:style-name="T46">i</text:span>, <text:span text:style-name="T46">high</text:span>);</text:p>
            <text:p text:style-name="P44">} <text:span text:style-name="T52">else</text:span> {</text:p>
            <text:p text:style-name="P44"><text:span text:style-name="T52">#pragma</text:span><text:span text:style-name="T39"> </text:span><text:span text:style-name="T46">omp</text:span><text:span text:style-name="T39"> </text:span><text:span text:style-name="T46">task</text:span><text:span text:style-name="T39"> </text:span><text:span text:style-name="T46">shared</text:span><text:span text:style-name="T39">(</text:span><text:span text:style-name="T46">v</text:span><text:span text:style-name="T39">) </text:span><text:span text:style-name="T46">firstprivate</text:span><text:span text:style-name="T39">(</text:span><text:span text:style-name="T46">low</text:span><text:span text:style-name="T39">, </text:span><text:span text:style-name="T46">j</text:span><text:span text:style-name="T39">)</text:span></text:p>
            <text:p text:style-name="P44">{</text:p>
            <text:p text:style-name="P44"><text:span text:style-name="T44">quicksort_tasks</text:span>(<text:span text:style-name="T46">v</text:span>, <text:span text:style-name="T46">low</text:span>, <text:span text:style-name="T46">j</text:span>);</text:p>
            <text:p text:style-name="P44">}</text:p>
            <text:p text:style-name="P44"><text:span text:style-name="T52">#pragma</text:span><text:span text:style-name="T39"> </text:span><text:span text:style-name="T46">omp</text:span><text:span text:style-name="T39"> </text:span><text:span text:style-name="T46">task</text:span><text:span text:style-name="T39"> </text:span><text:span text:style-name="T46">shared</text:span><text:span text:style-name="T39">(</text:span><text:span text:style-name="T46">v</text:span><text:span text:style-name="T39">) </text:span><text:span text:style-name="T46">firstprivate</text:span><text:span text:style-name="T39">(</text:span><text:span text:style-name="T46">i</text:span><text:span text:style-name="T39">, </text:span><text:span text:style-name="T46">high</text:span><text:span text:style-name="T39">)</text:span></text:p>
            <text:p text:style-name="P44">{</text:p>
            <text:p text:style-name="P44"><text:span text:style-name="T44">quicksort_tasks</text:span>(<text:span text:style-name="T46">v</text:span>, <text:span text:style-name="T46">i</text:span>, <text:span text:style-name="T46">high</text:span>);</text:p>
            <text:p text:style-name="P44">}</text:p>
            <text:p text:style-name="P44"><text:span text:style-name="T52">#pragma</text:span><text:span text:style-name="T39"> </text:span><text:span text:style-name="T46">omp</text:span><text:span text:style-name="T39"> </text:span><text:span text:style-name="T46">taskwait</text:span></text:p>
            <text:p text:style-name="P44">}</text:p>
            <text:p text:style-name="P44">}</text:p>
          </table:table-cell>
        </table:table-row>
      </table:table>
      <text:p text:style-name="P37"><text:tab/>Если общий размер диапазона <text:span text:style-name="T31">(high – low)</text:span><text:span text:style-name="T90"> </text:span>меньше заданного порога или если хотя бы <text:tab/>один из полученных диапазонов <text:span text:style-name="T31">(j – low и high – </text:span><text:span text:style-name="T32">i</text:span><text:span text:style-name="T31">)</text:span><text:span text:style-name="T90"> </text:span>меньше порога, <text:span text:style-name="T89">то </text:span>сортировка <text:tab/>происходит рекурсивно <text:span text:style-name="T89">БЕЗ </text:span>создания дополнительных задач <text:span text:style-name="T89">(tasks)</text:span>.<text:line-break/><text:tab/><text:span text:style-name="T90">То есть </text:span>для маленьких подзадач не буде<text:span text:style-name="T90">м тратить </text:span>лишнее время на организацию <text:tab/>параллельного выполнения.</text:p>
      <text:p text:style-name="P37"/>
      <text:p text:style-name="P38"><text:span text:style-name="T91">Если же диапозон достаточно велик для параллельной обработки, то: для сортировки левой части массива использую директиву </text:span><text:span text:style-name="T55">#pragma</text:span><text:span text:style-name="T42"> </text:span><text:span text:style-name="T49">omp</text:span><text:span text:style-name="T42"> </text:span><text:span text:style-name="T49">task</text:span><text:span text:style-name="T42"> </text:span><text:span text:style-name="T49">shared</text:span><text:span text:style-name="T42">(</text:span><text:span text:style-name="T49">v</text:span><text:span text:style-name="T42">) </text:span><text:span text:style-name="T49">firstprivate</text:span><text:span text:style-name="T42">(</text:span><text:span text:style-name="T49">low</text:span><text:span text:style-name="T42">, </text:span><text:span text:style-name="T49">j</text:span><text:span text:style-name="T42">)</text:span><text:span text:style-name="T91"> где </text:span><text:span text:style-name="T92">п</text:span>араметры <text:span text:style-name="T33">low</text:span><text:span text:style-name="T92"> и </text:span><text:span text:style-name="T33">j</text:span><text:span text:style-name="T92"> </text:span>передаются как <text:span text:style-name="T33">firstprivate</text:span>, что означает, что каждая задача получает свою копию этих значений, а массив <text:span text:style-name="T33">v</text:span><text:span text:style-name="T92"> </text:span>остаётся общим для всех задач. </text:p>
      <text:p text:style-name="P41"><text:span text:style-name="T99">Директива </text:span><text:span text:style-name="T55">#pragma</text:span><text:span text:style-name="T42"> </text:span><text:span text:style-name="T49">omp</text:span><text:span text:style-name="T42"> </text:span><text:span text:style-name="T49">task</text:span><text:span text:style-name="T42"> </text:span><text:span text:style-name="T99"><text:s/>означает </text:span><text:span text:style-name="T67">создаётся задача </text:span><text:span text:style-name="T69">(</text:span><text:span text:style-name="T71">task</text:span><text:span text:style-name="T69">) </text:span><text:span text:style-name="T67">- блок кода, который может быть выполнен любым свободным потоком из пула </text:span><text:span text:style-name="T68">потоков</text:span><text:span text:style-name="T67">. Задачи помещаются в очередь, и потоки из пула </text:span><text:span text:style-name="Strong_20_Emphasis"><text:span text:style-name="T67">автоматически</text:span></text:span><text:span text:style-name="T67"> забирают их оттуда по мере освобождения.</text:span></text:p>
      <text:p text:style-name="P41"><text:span text:style-name="T67"/></text:p>
      <text:p text:style-name="P39"><text:span text:style-name="T92">Для синхронизации задач используется директива </text:span><text:span text:style-name="T33">taskwait</text:span><text:span text:style-name="T92"> – поток не будет выполнять код, размещенный после </text:span><text:span text:style-name="T33">taskwait</text:span><text:span text:style-name="T92"> до тех пор, пока не будут выполнены все созданные </text:span><text:span text:style-name="T93">этим потоком</text:span><text:span text:style-name="T92"> задачи. </text:span><text:span text:style-name="T98">Каждый поток после порождения своих задач должен ждать их завершения.</text:span></text:p>
      <text:p text:style-name="P37"/>
      <text:h text:style-name="P20" text:outline-level="1"><text:bookmark-start text:name="__RefHeading___Toc445_18915293"/><text:bookmark-start text:name="_Toc181300387"/>ЗАКЛЮЧЕНИЕ<text:bookmark-end text:name="__RefHeading___Toc445_18915293"/><text:bookmark-end text:name="_Toc181300387"/></text:h>
      <text:p text:style-name="P48"><text:span text:style-name="T100">Пока нема</text:span><text:span text:style-name="T79"> </text:span><text:span text:style-name="T18"><text:line-break/></text:span></text:p>
      <text:p text:style-name="P16"/>
      <text:h text:style-name="P24" text:outline-level="1" loext:marker-style-name="T17"><text:bookmark-start text:name="__RefHeading___Toc447_18915293"/><text:bookmark-start text:name="_Toc181300388"/><text:span text:style-name="T17">ПРИЛОЖЕНИЯ</text:span><text:bookmark-end text:name="__RefHeading___Toc447_18915293"/><text:bookmark-end text:name="_Toc181300388"/></text:h>
      <text:h text:style-name="P25" text:outline-level="1" loext:marker-style-name="T9"><text:bookmark-start text:name="__RefHeading___Toc449_18915293"/><text:bookmark-start text:name="_Toc181300389"/><text:span text:style-name="T1">Приложение 1:</text:span><text:span text:style-name="T8"> </text:span><text:span text:style-name="T1">Исходный код программы</text:span><text:span text:style-name="T10"> </text:span><text:bookmark-end text:name="_Toc181300389"/><text:span text:style-name="T11">sequential.cpp</text:span><text:bookmark-end text:name="__RefHeading___Toc449_18915293"/></text:h>
      <table:table table:name="Table2" table:style-name="Table2">
        <table:table-column table:style-name="Table2.A"/>
        <table:table-row table:style-name="Table2.1">
          <table:table-cell table:style-name="Table2.A1" office:value-type="string">
            <text:p text:style-name="P42" loext:marker-style-name="T74"><text:span text:style-name="T58"/></text:p>
          </table:table-cell>
        </table:table-row>
      </table:table>
      <text:p text:style-name="P6"/>
      <text:h text:style-name="P25" text:outline-level="1" loext:marker-style-name="T1"><text:bookmark-start text:name="__RefHeading___Toc451_18915293"/><text:bookmark-start text:name="_Toc181300390"/><text:span text:style-name="T1">Приложение 2: </text:span><text:bookmark-end text:name="_Toc181300390"/><text:span text:style-name="T1">Исходный код программы </text:span><text:span text:style-name="T11">parallel.cpp</text:span><text:bookmark-end text:name="__RefHeading___Toc451_18915293"/></text:h>
      <table:table table:name="Table3" table:style-name="Table3">
        <table:table-column table:style-name="Table3.A"/>
        <table:table-row table:style-name="Table3.1">
          <table:table-cell table:style-name="Table3.A1" office:value-type="string">
            <text:p text:style-name="P42" loext:marker-style-name="T74"><text:span text:style-name="T58"/></text:p>
          </table:table-cell>
        </table:table-row>
      </table:table>
      <text:h text:style-name="P25" text:outline-level="1" loext:marker-style-name="T1"><text:bookmark-start text:name="__RefHeading___Toc451_18915293 Copy 1"/><text:bookmark-start text:name="_Toc181300390 Copy 1"/><text:span text:style-name="T1">Приложение </text:span><text:span text:style-name="T7">3</text:span><text:span text:style-name="T1">: </text:span><text:bookmark-end text:name="__RefHeading___Toc451_18915293 Copy 1"/><text:bookmark-end text:name="_Toc181300390 Copy 1"/></text:h>
      <text:p text:style-name="P2"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ystem" style:font-pitch="variable"/>
    <style:font-face style:name="Aptos Display" svg:font-family="'Aptos Display'" style:font-family-generic="roman"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Droid Sans Mono" svg:font-family="'Droid Sans Mono', monospace, monospace"/>
    <style:font-face style:name="IBM Plex Sans" svg:font-family="'IBM Plex Sans', system-ui, apple-system, BlinkMacSystemFont, .SFNSText-Regular, sans-serif"/>
    <style:font-face style:name="Inter" svg:font-family="Inter, system-ui, apple-system, BlinkMacSystemFont, 'Segoe UI', Roboto, 'Noto Sans', Ubuntu, Cantarell, 'Helvetica Neue', Oxygen, 'Open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Tahoma, Verdana, Segoe, sans-serif"/>
    <style:font-face style:name="OpenSymbol" svg:font-family="OpenSymbol" style:font-charset="x-symbol"/>
    <style:font-face style:name="Roboto Light" svg:font-family="'Roboto Light'"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apple-system" svg:font-family="apple-system, BlinkMacSystemFont, 'Helvetica Neue', Arial, 'PingFang SC', 'Hiragino Sans GB', STHeiti, 'Microsoft YaHei', 'Microsoft JhengHei', 'Source Han Sans SC', 'Noto Sans CJK SC', 'Source Han Sans CN', 'Noto Sans SC', 'Source Han Sans TC', 'Noto Sans CJK TC', 'WenQuanYi Micro Hei', SimSu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 style:font-family-asian="Aptos" style:font-family-generic-asian="system" style:font-pitch-asian="variable" style:font-style-asian="italic" style:font-name-complex="DejaVu Sans1" style:font-family-complex="'DejaVu Sans'"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 style:font-family-asian="Aptos" style:font-family-generic-asian="system" style:font-pitch-asian="variable" style:font-name-complex="DejaVu Sans1" style:font-family-complex="'DejaVu Sans'" style:font-family-generic-complex="system" style:font-pitch-complex="variable">
        <loext:char-complex-color loext:theme-type="dark1" loext:color-type="theme">
          <loext:transformation loext:type="tint" loext:value="3490"/>
        </loext:char-complex-color>
      </style:text-properties>
    </style:style>
    <style:style style:name="Основной_20_текст_20_3" style:display-name="Основной текст 3" style:family="paragraph" style:parent-style-name="Standard">
      <style:paragraph-properties fo:line-height="150%" fo:text-align="center" style:justify-single-word="false" fo:text-indent="0in" style:auto-text-indent="false"/>
    </style:style>
    <style:style style:name="Heading_20_1" style:display-name="Heading 1" style:family="paragraph" style:parent-style-name="Standard"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 style:font-family-asian="Aptos" style:font-family-generic-asian="system" style:font-pitch-asian="variable" style:font-size-asian="20pt" style:font-name-complex="DejaVu Sans1" style:font-family-complex="'DejaVu Sans'" style:font-family-generic-complex="system" style:font-pitch-complex="variable" style:font-size-complex="20pt">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style:text-properties fo:font-size="16pt" style:font-size-asian="16pt" style:font-size-complex="16pt"/>
    </style:style>
    <style:style style:name="Contents_20_1" style:display-name="Contents 1" style:family="paragraph" style:parent-style-name="Standard" style:next-style-name="Standard" style:class="index"/>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21:49:52.056122672</meta:creation-date>
    <meta:generator>LibreOffice/24.2.7.2$Linux_X86_64 LibreOffice_project/420$Build-2</meta:generator>
    <dc:date>2025-03-02T02:31:38.646425755</dc:date>
    <meta:editing-duration>PT6H4M16S</meta:editing-duration>
    <meta:editing-cycles>62</meta:editing-cycles>
    <meta:document-statistic meta:table-count="6" meta:image-count="0" meta:object-count="0" meta:page-count="7" meta:paragraph-count="90" meta:word-count="768" meta:character-count="5841" meta:non-whitespace-character-count="5148"/>
  </office:meta>
</office:document-meta>
</file>